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dddddd" draw:opacity="50%" draw:textarea-horizontal-align="justify" draw:textarea-vertical-align="top" draw:auto-grow-height="false" fo:min-height="18.35cm" fo:min-width="25.4cm" draw:shadow="hidden"/>
    </style:style>
    <style:style style:name="gr2" style:family="graphic" style:parent-style-name="standard">
      <style:graphic-properties draw:textarea-horizontal-align="justify" draw:textarea-vertical-align="middle" draw:auto-grow-height="false" fo:min-height="3.444cm" fo:min-width="3.901cm"/>
    </style:style>
    <style:style style:name="gr3" style:family="graphic" style:parent-style-name="standard">
      <style:graphic-properties draw:textarea-horizontal-align="justify" draw:textarea-vertical-align="middle" draw:auto-grow-height="false" fo:min-height="3.95cm" fo:min-width="5cm"/>
    </style:style>
    <style:style style:name="gr4" style:family="graphic" style:parent-style-name="standard">
      <style:graphic-properties draw:textarea-horizontal-align="justify" draw:textarea-vertical-align="top" draw:auto-grow-height="false" fo:min-height="8.15cm" fo:min-width="10.1cm"/>
    </style:style>
    <style:style style:name="gr5" style:family="graphic" style:parent-style-name="standard">
      <style:graphic-properties draw:textarea-horizontal-align="justify" draw:textarea-vertical-align="middle" draw:auto-grow-height="false" fo:min-height="0.85cm" fo:min-width="6.8cm"/>
    </style:style>
    <style:style style:name="gr6" style:family="graphic" style:parent-style-name="standard">
      <style:graphic-properties draw:textarea-horizontal-align="justify" draw:textarea-vertical-align="middle" draw:auto-grow-height="false" fo:min-height="2.75cm" fo:min-width="3.7cm"/>
    </style:style>
    <style:style style:name="gr7" style:family="graphic" style:parent-style-name="standard">
      <style:graphic-properties svg:stroke-color="#000000" draw:fill-color="#99ff66" draw:textarea-horizontal-align="justify" draw:textarea-vertical-align="middle" draw:auto-grow-height="false" fo:min-height="0.75cm" fo:min-width="3.7cm"/>
    </style:style>
    <style:style style:name="gr8" style:family="graphic" style:parent-style-name="standard">
      <style:graphic-properties svg:stroke-color="#000000" draw:fill-color="#99ff66" draw:textarea-horizontal-align="justify" draw:textarea-vertical-align="middle" draw:auto-grow-height="false" fo:min-height="0.75cm" fo:min-width="3.8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2.75cm" fo:min-width="12.1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2.967cm" fo:min-width="2.501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1.65cm" fo:min-width="3.3cm"/>
    </style:style>
    <style:style style:name="P1" style:family="paragraph">
      <style:paragraph-properties fo:text-align="center"/>
    </style:style>
    <style:style style:name="P2" style:family="paragraph">
      <loext:graphic-properties draw:fill-color="#dddddd" draw:opacity="50%"/>
      <style:paragraph-properties fo:text-align="center"/>
    </style:style>
    <style:style style:name="P3" style:family="paragraph">
      <loext:graphic-properties draw:fill-color="#99ff66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4pt" style:font-size-asian="18pt" style:font-size-complex="18pt"/>
    </style:style>
    <style:style style:name="P6" style:family="paragraph">
      <loext:graphic-properties draw:fill-color="#ffffff"/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5.9cm" svg:height="18.6cm" svg:x="2.2cm" svg:y="1.3cm">
          <text:p text:style-name="P1">Raspberry Pi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4.4cm" svg:height="7cm" svg:x="5cm" svg:y="12.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xml:id="id2" draw:id="id2" draw:layer="layout" svg:width="5.5cm" svg:height="4.2cm" svg:x="2.5cm" svg:y="3.8cm">
          <text:p text:style-name="P1">Config Controller</text:p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3" draw:id="id3" draw:layer="layout" svg:width="10.6cm" svg:height="8.4cm" svg:x="10.6cm" svg:y="3.5cm">
          <text:p text:style-name="P1">Simulation Controller</text:p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6" draw:id="id6" draw:layer="layout" svg:width="7.3cm" svg:height="1.1cm" svg:x="13.4cm" svg:y="5.5cm">
          <text:p text:style-name="P1">ECU Simulator 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5" draw:id="id5" draw:layer="layout" svg:width="4.2cm" svg:height="3cm" svg:x="23.1cm" svg:y="4.4cm">
          <text:p text:style-name="P1">UDS Serv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3" xml:id="id4" draw:id="id4" draw:layer="layout" svg:width="4.2cm" svg:height="1cm" svg:x="22cm" svg:y="0.8cm">
          <text:p text:style-name="P1">CAN I/O</text:p>
          <draw:enhanced-geometry svg:viewBox="0 0 21600 21600" draw:type="rectangle" draw:enhanced-path="M 0 0 L 21600 0 21600 21600 0 21600 0 0 Z N"/>
        </draw:custom-shape>
        <draw:custom-shape draw:style-name="gr8" draw:text-style-name="P3" xml:id="id1" draw:id="id1" draw:layer="layout" svg:width="4.3cm" svg:height="1cm" svg:x="4.2cm" svg:y="0.8cm">
          <text:p text:style-name="P1">Ethernet I/O</text:p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7.3cm" svg:height="1.1cm" svg:x="13.4cm" svg:y="7.2cm">
          <text:p text:style-name="P1">ECU Simulator 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8" draw:id="id8" draw:layer="layout" svg:width="7.3cm" svg:height="1.1cm" svg:x="13.4cm" svg:y="8.8cm">
          <text:p text:style-name="P1">ECU Simulator 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9" draw:id="id9" draw:layer="layout" svg:width="7.3cm" svg:height="1.1cm" svg:x="13.4cm" svg:y="10.3cm">
          <text:p text:style-name="P1">ECU Simulator 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4" draw:layer="layout" svg:x1="6.35cm" svg:y1="1.8cm" svg:x2="5.25cm" svg:y2="3.8cm" draw:start-shape="id1" draw:start-glue-point="2" draw:end-shape="id2" svg:d="M6350 1800v1000h-1100v1000" svg:viewBox="0 0 1101 2001">
          <text:p/>
        </draw:connector>
        <draw:custom-shape draw:style-name="gr10" draw:text-style-name="P1" draw:layer="layout" svg:width="12.6cm" svg:height="3cm" svg:x="12.6cm" svg:y="13.4cm">
          <text:p text:style-name="P1">Data + Behavior of according Lua script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3cm" svg:height="3.7cm" svg:x="5.7cm" svg:y="15.4cm">
          <text:p text:style-name="P5"><text:span text:style-name="T1">Lua scripts</text:span></text:p>
          <draw:enhanced-geometry svg:viewBox="0 0 21600 21600" draw:mirror-horizontal="false" draw:mirror-vertical="false" draw:glue-points="10800 0 0 10800 10800 21600 21600 10800" draw:text-areas="0 0 21600 ?f11" draw:type="paper" draw:modifiers="18591.402865711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2" draw:text-style-name="P4" draw:layer="layout" svg:x1="12.6cm" svg:y1="13.4cm" svg:x2="13.5cm" svg:y2="11.4cm">
          <text:p/>
        </draw:line>
        <draw:line draw:style-name="gr12" draw:text-style-name="P4" draw:layer="layout" svg:x1="25.2cm" svg:y1="13.4cm" svg:x2="20.8cm" svg:y2="11.4cm">
          <text:p/>
        </draw:line>
        <draw:connector draw:style-name="gr13" draw:text-style-name="P4" draw:layer="layout" svg:x1="8cm" svg:y1="5.9cm" svg:x2="10.6cm" svg:y2="7.7cm" draw:start-shape="id2" draw:start-glue-point="7" draw:end-shape="id3" svg:d="M8000 5900h1301v1800h1299" svg:viewBox="0 0 2601 1801">
          <text:p/>
        </draw:connector>
        <draw:connector draw:style-name="gr13" draw:text-style-name="P4" draw:layer="layout" svg:x1="24.1cm" svg:y1="1.8cm" svg:x2="25.2cm" svg:y2="4.4cm" draw:start-shape="id4" draw:start-glue-point="2" draw:end-shape="id5" draw:end-glue-point="4" svg:d="M24100 1800v1300h1100v1300" svg:viewBox="0 0 1101 2601">
          <text:p/>
        </draw:connector>
        <draw:connector draw:style-name="gr9" draw:text-style-name="P4" draw:layer="layout" svg:x1="20.7cm" svg:y1="6.05cm" svg:x2="23.1cm" svg:y2="5.9cm" draw:start-shape="id6" draw:start-glue-point="7" draw:end-shape="id5" draw:end-glue-point="5" svg:d="M20700 6050h1201v-150h1199" svg:viewBox="0 0 2401 151">
          <text:p/>
        </draw:connector>
        <draw:connector draw:style-name="gr9" draw:text-style-name="P4" draw:layer="layout" svg:x1="20.7cm" svg:y1="7.75cm" svg:x2="23.1cm" svg:y2="5.9cm" draw:start-shape="id7" draw:start-glue-point="7" draw:end-shape="id5" draw:end-glue-point="5" svg:d="M20700 7750h1201v-1850h1199" svg:viewBox="0 0 2401 1851">
          <text:p/>
        </draw:connector>
        <draw:connector draw:style-name="gr9" draw:text-style-name="P4" draw:layer="layout" svg:x1="20.7cm" svg:y1="9.35cm" svg:x2="23.1cm" svg:y2="5.9cm" draw:start-shape="id8" draw:start-glue-point="7" draw:end-shape="id5" draw:end-glue-point="5" svg:d="M20700 9350h1201v-3450h1199" svg:viewBox="0 0 2401 3451">
          <text:p/>
        </draw:connector>
        <draw:connector draw:style-name="gr9" draw:text-style-name="P4" draw:layer="layout" svg:x1="20.7cm" svg:y1="10.85cm" svg:x2="23.1cm" svg:y2="5.9cm" draw:start-shape="id9" draw:start-glue-point="7" draw:end-shape="id5" draw:end-glue-point="5" svg:d="M20700 10850h1201v-4950h1199" svg:viewBox="0 0 2401 4951">
          <text:p/>
        </draw:connector>
        <draw:custom-shape draw:style-name="gr14" draw:text-style-name="P1" xml:id="id11" draw:id="id11" draw:layer="layout" svg:width="3.8cm" svg:height="1.9cm" svg:x="2.5cm" svg:y="10.4cm">
          <text:p text:style-name="P1">Lua Bridge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5cm" svg:y1="16.3cm" svg:x2="4.4cm" svg:y2="12.3cm" draw:start-shape="id10" draw:start-glue-point="6" draw:end-shape="id11" draw:end-glue-point="2" svg:d="M5000 16300h-600v-4000" svg:viewBox="0 0 601 4001">
          <text:p/>
        </draw:connector>
        <draw:connector draw:style-name="gr9" draw:text-style-name="P4" draw:layer="layout" svg:x1="4.4cm" svg:y1="10.4cm" svg:x2="5.25cm" svg:y2="8cm" draw:start-shape="id11" draw:start-glue-point="0" draw:end-shape="id2" draw:end-glue-point="6" svg:d="M4400 10400v-1199h850v-1201" svg:viewBox="0 0 851 2401">
          <text:p/>
        </draw:connector>
        <draw:line draw:style-name="gr9" draw:text-style-name="P4" draw:layer="layout" svg:x1="7.3cm" svg:y1="8cm" svg:x2="7.3cm" svg:y2="12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7T19:58:06.535574397</meta:creation-date>
    <dc:date>2017-05-08T20:35:04.211812559</dc:date>
    <meta:editing-duration>PT17M9S</meta:editing-duration>
    <meta:editing-cycles>4</meta:editing-cycles>
    <meta:generator>LibreOffice/5.1.6.2$Linux_X86_64 LibreOffice_project/10m0$Build-2</meta:generator>
    <meta:document-statistic meta:object-count="26"/>
  </office:meta>
</office:document-meta>
</file>